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2602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eNum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24238" calcext:value-type="float">
            <text:p>24238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38" calcext:value-type="float">
            <text:p>438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6" calcext:value-type="float">
            <text:p>1286</text:p>
          </table:table-cell>
          <table:table-cell office:value-type="float" office:value="636831" calcext:value-type="float">
            <text:p>6368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0019" calcext:value-type="float">
            <text:p>100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36" calcext:value-type="float">
            <text:p>19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943" calcext:value-type="float">
            <text:p>94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31782" calcext:value-type="float">
            <text:p>317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  <table:table-cell office:value-type="float" office:value="28400" calcext:value-type="float">
            <text:p>284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84" calcext:value-type="float">
            <text:p>10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4238" calcext:value-type="float">
            <text:p>142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38" calcext:value-type="float">
            <text:p>438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6388" calcext:value-type="float">
            <text:p>263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33087" calcext:value-type="float">
            <text:p>330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93" calcext:value-type="float">
            <text:p>393</text:p>
          </table:table-cell>
          <table:table-cell office:value-type="float" office:value="87740" calcext:value-type="float">
            <text:p>877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38" calcext:value-type="float">
            <text:p>438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3224" calcext:value-type="float">
            <text:p>132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21094" calcext:value-type="float">
            <text:p>210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28" calcext:value-type="float">
            <text:p>628</text:p>
          </table:table-cell>
          <table:table-cell office:value-type="float" office:value="135475" calcext:value-type="float">
            <text:p>1354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477" calcext:value-type="float">
            <text:p>34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53108" calcext:value-type="float">
            <text:p>531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53" calcext:value-type="float">
            <text:p>20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531" calcext:value-type="float">
            <text:p>20531</text:p>
          </table:table-cell>
          <table:table-cell office:value-type="float" office:value="5348186" calcext:value-type="float">
            <text:p>53481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84" calcext:value-type="float">
            <text:p>10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70" calcext:value-type="float">
            <text:p>217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19" calcext:value-type="float">
            <text:p>14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53" calcext:value-type="float">
            <text:p>11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9" calcext:value-type="float">
            <text:p>429</text:p>
          </table:table-cell>
          <table:table-cell office:value-type="float" office:value="113102" calcext:value-type="float">
            <text:p>1131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84" calcext:value-type="float">
            <text:p>13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46" calcext:value-type="float">
            <text:p>10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  <table:table-cell office:value-type="float" office:value="258941" calcext:value-type="float">
            <text:p>2589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float" office:value="157355" calcext:value-type="float">
            <text:p>1573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15389" calcext:value-type="float">
            <text:p>153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8" calcext:value-type="float">
            <text:p>43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4" calcext:value-type="float">
            <text:p>454</text:p>
          </table:table-cell>
          <table:table-cell office:value-type="float" office:value="227221" calcext:value-type="float">
            <text:p>2272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28664" calcext:value-type="float">
            <text:p>286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8424" calcext:value-type="float">
            <text:p>84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/>
          <table:table-cell table:formula="of:=AVERAGE([.B1:.B50])" office:value-type="float" office:value="2" calcext:value-type="float">
            <text:p>2</text:p>
          </table:table-cell>
          <table:table-cell table:formula="of:=AVERAGE([.C1:.C50])" office:value-type="float" office:value="1.38" calcext:value-type="float">
            <text:p>1.38</text:p>
          </table:table-cell>
          <table:table-cell table:formula="of:=AVERAGE([.D1:.D50])" office:value-type="float" office:value="3.46" calcext:value-type="float">
            <text:p>3.46</text:p>
          </table:table-cell>
          <table:table-cell table:formula="of:=AVERAGE([.E1:.E50])" office:value-type="float" office:value="390.24" calcext:value-type="float">
            <text:p>390.24</text:p>
          </table:table-cell>
          <table:table-cell/>
          <table:table-cell table:formula="of:=AVERAGE([.G1:.G50])" office:value-type="float" office:value="3" calcext:value-type="float">
            <text:p>3</text:p>
          </table:table-cell>
          <table:table-cell table:formula="of:=AVERAGE([.H1:.H50])" office:value-type="float" office:value="2.7" calcext:value-type="float">
            <text:p>2.7</text:p>
          </table:table-cell>
          <table:table-cell table:formula="of:=AVERAGE([.I1:.I50])" office:value-type="float" office:value="38.18" calcext:value-type="float">
            <text:p>38.18</text:p>
          </table:table-cell>
          <table:table-cell table:formula="of:=AVERAGE([.J1:.J50])" office:value-type="float" office:value="12161.78" calcext:value-type="float">
            <text:p>12161.78</text:p>
          </table:table-cell>
          <table:table-cell/>
          <table:table-cell table:formula="of:=AVERAGE([.L1:.L50])" office:value-type="float" office:value="4" calcext:value-type="float">
            <text:p>4</text:p>
          </table:table-cell>
          <table:table-cell table:formula="of:=AVERAGE([.M1:.M50])" office:value-type="float" office:value="5.26" calcext:value-type="float">
            <text:p>5.26</text:p>
          </table:table-cell>
          <table:table-cell table:formula="of:=AVERAGE([.N1:.N50])" office:value-type="float" office:value="495.58" calcext:value-type="float">
            <text:p>495.58</text:p>
          </table:table-cell>
          <table:table-cell table:formula="of:=AVERAGE([.O1:.O50])" office:value-type="float" office:value="134220.86" calcext:value-type="float">
            <text:p>134220.86</text:p>
          </table:table-cell>
        </table:table-row>
      </table:table>
      <table:named-expressions/>
      <table:database-ranges>
        <table:database-range table:name="__Anonymous_Sheet_DB__0" table:target-range-address="stateNumResult.A1:stateNumResult.E15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7T05:18:40.492513177</dc:date>
    <meta:editing-duration>PT30M36S</meta:editing-duration>
    <meta:editing-cycles>1</meta:editing-cycles>
    <meta:document-statistic meta:table-count="1" meta:cell-count="662" meta:object-count="0"/>
    <meta:generator>LibreOffice/6.4.3.2$Linux_X86_64 LibreOffice_project/40$Build-2</meta:generator>
  </office:meta>
</office:document-meta>
</file>